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officeooo:rsid="0001bc26" officeooo:paragraph-rsid="0001bc26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 style:list-style-name="L1"/>
    <style:style style:name="P7" style:family="paragraph" style:parent-style-name="Standard">
      <style:paragraph-properties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officeooo:rsid="0001bc26" style:font-weight-asian="bold" style:font-weight-complex="bold"/>
    </style:style>
    <style:style style:name="T4" style:family="text">
      <style:text-properties fo:language="ru" fo:country="RU" officeooo:rsid="0001bc26"/>
    </style:style>
    <style:style style:name="T5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Техническое задание на разработку сайта</text:p>
      <text:p text:style-name="P5"/>
      <text:p text:style-name="P5">интернет-магазина.</text:p>
      <text:p text:style-name="P3"/>
      <text:p text:style-name="P7">1. Введение</text:p>
      <text:p text:style-name="P2">В документе содержится техническое задание для разработки сайта</text:p>
      <text:p text:style-name="P4">по доставке готовых блюд</text:p>
      <text:p text:style-name="P2"><text:span text:style-name="T3">2</text:span><text:span text:style-name="T1">. Структура и описание</text:span></text:p>
      <text:p text:style-name="P2">Фильтры</text:p>
      <text:p text:style-name="P2">Возможен поиск товаров каталога по критериям:</text:p>
      <text:p text:style-name="P2">• цена</text:p>
      <text:p text:style-name="P2">• название</text:p>
      <text:p text:style-name="P2">• <text:span text:style-name="T4">Категории блюд</text:span></text:p>
      <text:p text:style-name="P1">Обратная связь, поддержка</text:p>
      <text:p text:style-name="P2">На каждой странице есть ссылка-кнопка, при нажатии на которую</text:p>
      <text:p text:style-name="P2">открывается всплывающее окно, где предлагается заполнить следующие</text:p>
      <text:p text:style-name="P2">поля:</text:p>
      <text:p text:style-name="P2">• Имя</text:p>
      <text:p text:style-name="P2">• Адрес эл. почты</text:p>
      <text:p text:style-name="P2">• Телефон</text:p>
      <text:p text:style-name="P2">• Тема</text:p>
      <text:p text:style-name="P2">• Сообщение</text:p>
      <text:p text:style-name="P1"><text:span text:style-name="T4">И</text:span>нформационн<text:span text:style-name="T4">ые</text:span> блок<text:span text:style-name="T4">и</text:span></text:p>
      <text:p text:style-name="P2">В правой колонке на всех страницах сайта (по всей высоте), расположены</text:p>
      <text:p text:style-name="P2">несколько информационных блоков :</text:p>
      <text:p text:style-name="P2">• Условия обслуживания</text:p>
      <text:p text:style-name="P2">• <text:span text:style-name="T4">Полный список продукции</text:span></text:p>
      <text:p text:style-name="P1">Поиск по сайту</text:p>
      <text:p text:style-name="P2">Поиск ищет слова и их сочетания по товарам и всем <text:span text:style-name="T2">страницам</text:span> сайта. Блок</text:p>
      <text:p text:style-name="P2">поиска есть на каждой странице сайта.</text:p>
      <text:p text:style-name="P2">Регистрация и авторизация пользователей</text:p>
      <text:p text:style-name="P2">Блок авторизации (поля логина и пароля) есть на всех страницах сайта.</text:p>
      <text:p text:style-name="P2">Также, в этом блоке присутствует ссылки: «Забыли пароль?»,</text:p>
      <text:p text:style-name="P2">«Зарегистрироваться».</text:p>
      <text:p text:style-name="P2">Подписка</text:p>
      <text:p text:style-name="P2">На всех страницах есть поле для ввода адреса эл. почты с возможностью</text:p>
      <text:p text:style-name="P2">подписаться (или отписаться) от новостей сайта.</text:p>
      <text:p text:style-name="P1">4. Сценарии</text:p>
      <text:p text:style-name="P2">Сайт будет использоваться:</text:p>
      <text:list xml:id="list572574825" text:style-name="L1">
        <text:list-item>
          <text:p text:style-name="P6"><text:span text:style-name="T5">Для продаж;</text:span></text:p>
        </text:list-item>
        <text:list-item>
          <text:p text:style-name="P6"><text:span text:style-name="T5">Для изучения ассортимента и составления списка желаний;</text:span></text:p>
        </text:list-item>
      </text:list>
      <text:p text:style-name="P1">5. Контент</text:p>
      <text:p text:style-name="P2">Текстовый контент для всех разделов и карточек товаров создаёт</text:p>
      <text:p text:style-name="P2">исполнитель. Подготовка изображений, видео и постов в блог остаётся за</text:p>
      <text:p text:style-name="P2"><text:soft-page-break/>заказчиком.</text:p>
      <text:p text:style-name="P1">6. УСЛОВИЯ</text:p>
      <text:p text:style-name="P2">Общий срок создания интернет-магазина составляет<text:span text:style-name="T2"> </text:span><text:span text:style-name="T4">31 </text:span><text:span text:style-name="T2"><text:s/></text:span>дней. Из них:</text:p>
      <text:p text:style-name="P2">15 дней – дизайн оригинал-макета, разработка, верстка статического шаблона первой и внутренней страниц сайта.</text:p>
      <text:p text:style-name="P2"><text:span text:style-name="T4">15</text:span> дней - программирование, подключение администраторского модуля,</text:p>
      <text:p text:style-name="P2">верстка контент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10-24T12:44:59.836000000</dc:date>
    <meta:editing-duration>PT9M48S</meta:editing-duration>
    <meta:editing-cycles>1</meta:editing-cycles>
    <meta:document-statistic meta:table-count="0" meta:image-count="0" meta:object-count="0" meta:page-count="3" meta:paragraph-count="48" meta:word-count="230" meta:character-count="1596" meta:non-whitespace-character-count="1414"/>
  </office:meta>
</office:document-meta>
</file>